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73c98" officeooo:paragraph-rsid="00073c98"/>
    </style:style>
    <style:style style:name="P2" style:family="paragraph" style:parent-style-name="Standard">
      <style:text-properties style:font-name="Courier New" fo:font-weight="bold" officeooo:rsid="00073c98" officeooo:paragraph-rsid="00073c9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 Me Where They Play The Blues</text:p>
      <text:p text:style-name="P2"/>
      <text:p text:style-name="P1">Words &amp; Music by Sammy Gallop &amp; Steve Allen</text:p>
      <text:p text:style-name="P1">Recorded by Maria Muldaur, 1999</text:p>
      <text:p text:style-name="P1"/>
      <text:p text:style-name="P2">Intro: <text:s/>G <text:s/>B7 <text:s/>Em7 <text:s text:c="2"/>G7 <text:s text:c="2"/>C <text:s text:c="2"/>Cm</text:p>
      <text:p text:style-name="P1"><text:s text:c="13"/></text:p>
      <text:p text:style-name="P2">D <text:s/>D9 D <text:s text:c="2"/>G <text:s text:c="9"/>G6 <text:s text:c="5"/>F <text:s text:c="9"/>Dm7 <text:s text:c="6"/>G <text:s text:c="6"/>G7</text:p>
      <text:p text:style-name="P1">I got a heart that's broken heart - ed, how do I mend it?</text:p>
      <text:p text:style-name="P1"/>
      <text:p text:style-name="P2"><text:s text:c="9"/>C9 <text:s text:c="11"/>G/B <text:s text:c="14"/>C7 <text:s text:c="5"/>D7</text:p>
      <text:p text:style-name="P1">I got a crying jag you started, how do I end it?</text:p>
      <text:p text:style-name="P1"/>
      <text:p text:style-name="P1"><text:s text:c="4"/><text:span text:style-name="T1">G <text:s text:c="9"/>G6 <text:s/>G <text:s text:c="3"/>E7 <text:s text:c="4"/>C <text:s text:c="5"/>Am7 <text:s text:c="3"/>Cm</text:span></text:p>
      <text:p text:style-name="P1">But if you're feeling gloomy, come a-running to me --</text:p>
      <text:p text:style-name="P1"/>
      <text:p text:style-name="P1"><text:s/><text:span text:style-name="T1">G <text:s text:c="7"/>B7 <text:s text:c="7"/>E7 Bm7-5 Am7 <text:s text:c="2"/>D7</text:span></text:p>
      <text:p text:style-name="P1">Meet me where they play the blues.</text:p>
      <text:p text:style-name="P1"/>
      <text:p text:style-name="P1"/>
      <text:p text:style-name="P1"><text:s/><text:span text:style-name="T1">D <text:s text:c="2"/>D9 <text:s text:c="2"/>D <text:s text:c="3"/>G <text:s text:c="10"/>G6 <text:s text:c="7"/>F <text:s text:c="6"/>Dm7 <text:s text:c="6"/>G <text:s text:c="6"/>G7</text:span></text:p>
      <text:p text:style-name="P1">Peo- ple have said they've seen you dance in hideaway places;</text:p>
      <text:p text:style-name="P1"/>
      <text:p text:style-name="P1"><text:s text:c="2"/><text:span text:style-name="T1">G <text:s text:c="9"/>C9 <text:s text:c="11"/>G/B <text:s text:c="18"/>C7 <text:s text:c="5"/>D7</text:span></text:p>
      <text:p text:style-name="P1">People have said you find romance in other's embraces.</text:p>
      <text:p text:style-name="P1"/>
      <text:p text:style-name="P1"><text:s text:c="4"/><text:span text:style-name="T1">G <text:s text:c="7"/>G6 <text:s text:c="3"/>G <text:s text:c="3"/>E7 <text:s text:c="5"/>C <text:s text:c="5"/>Am7 <text:s text:c="4"/>Cm</text:span></text:p>
      <text:p text:style-name="P1">But if your feel - in' dreamy, and you care to see me,</text:p>
      <text:p text:style-name="P1"/>
      <text:p text:style-name="P2"><text:s/>G <text:s text:c="5"/>Bm7-5 <text:s text:c="5"/>Am7 Cdim <text:s text:c="2"/>G</text:p>
      <text:p text:style-name="P1">Meet me where they play the blues.</text:p>
      <text:p text:style-name="P1"/>
      <text:p text:style-name="P1"/>
      <text:p text:style-name="P1">Bridge:</text:p>
      <text:p text:style-name="P1"/>
      <text:p text:style-name="P1"><text:s text:c="11"/><text:span text:style-name="T1">G <text:s text:c="3"/>Cdim <text:s text:c="3"/>G7 <text:s text:c="5"/>G <text:s text:c="5"/>Cdim <text:s text:c="2"/>G7</text:span></text:p>
      <text:p text:style-name="P1">Eyes that flirt with a tear are common round here,</text:p>
      <text:p text:style-name="P1"/>
      <text:p text:style-name="P2"><text:s text:c="4"/>C9 <text:s text:c="10"/>Am <text:s text:c="11"/>CM7 <text:s text:c="2"/>CM7/6</text:p>
      <text:p text:style-name="P1">And misery loves company, they say;</text:p>
      <text:p text:style-name="P1"/>
      <text:p text:style-name="P1"><text:s text:c="10"/><text:span text:style-name="T1">A <text:s text:c="3"/>Em7 <text:s text:c="2"/>A7 <text:s text:c="2"/>Em7 <text:s text:c="7"/>A <text:s text:c="5"/>Em7 <text:s/>A7</text:span> <text:s/></text:p>
      <text:p text:style-name="P1">So I'll linger 'til dawn while the trumpet wails on</text:p>
      <text:p text:style-name="P1"/>
      <text:p text:style-name="P1"><text:s/><text:span text:style-name="T1">Am7 <text:s text:c="8"/>Cdim <text:s text:c="9"/>D7</text:span></text:p>
      <text:p text:style-name="P1">Hopin' you'll happen this way.</text:p>
      <text:p text:style-name="P1"/>
      <text:p text:style-name="P1"/>
      <text:p text:style-name="P1"/>
      <text:p text:style-name="P2"><text:soft-page-break/>D <text:s text:c="2"/>D9 <text:s text:c="4"/>D <text:s text:c="3"/>G <text:s text:c="6"/>G6 <text:s text:c="6"/>F <text:s text:c="6"/>Dm7 <text:s text:c="9"/>G <text:s text:c="6"/>G7</text:p>
      <text:p text:style-name="P1">I'm get - tin' tired of sippin' wine and watchin' it bubble;</text:p>
      <text:p text:style-name="P1"/>
      <text:p text:style-name="P1"><text:s/><text:span text:style-name="T1">G <text:s text:c="10"/>C9 <text:s text:c="14"/>G/B <text:s text:c="18"/>C7 <text:s text:c="5"/>D7</text:span></text:p>
      <text:p text:style-name="P1">How did our dreams get out of line and wind up in trouble?</text:p>
      <text:p text:style-name="P1"/>
      <text:p text:style-name="P1"><text:s text:c="5"/><text:span text:style-name="T1">G <text:s text:c="5"/>G6 <text:s/>G <text:s text:c="6"/>E7 <text:s text:c="6"/>C <text:s text:c="7"/>Am7 <text:s text:c="8"/>Cm</text:span></text:p>
      <text:p text:style-name="P1">But, honey, if you're yearnin' there's a flame still burnin' --</text:p>
      <text:p text:style-name="P1"/>
      <text:p text:style-name="P2">G <text:s text:c="7"/>B7 <text:s text:c="8"/>E7 Bm7-5 Am7 <text:s text:c="2"/>D7</text:p>
      <text:p text:style-name="P1">Meet me where they play the blues.</text:p>
      <text:p text:style-name="P1"/>
      <text:p text:style-name="P1"/>
      <text:p text:style-name="P1">(Instrumental interlude: <text:s/>verse chords)</text:p>
      <text:p text:style-name="P1"/>
      <text:p text:style-name="P1"/>
      <text:p text:style-name="P1">Repeat Bridge:</text:p>
      <text:p text:style-name="P1"/>
      <text:p text:style-name="P1"/>
      <text:p text:style-name="P2">D <text:s text:c="2"/>D9 <text:s text:c="4"/>D <text:s text:c="3"/>G <text:s text:c="6"/>G6 <text:s text:c="6"/>F <text:s text:c="6"/>Dm7 <text:s text:c="9"/>G <text:s text:c="6"/>G7</text:p>
      <text:p text:style-name="P1">I'm get - tin' tired of sippin' wine and watchin' it bubble;</text:p>
      <text:p text:style-name="P1"/>
      <text:p text:style-name="P1"><text:s/><text:span text:style-name="T1">G <text:s text:c="10"/>C9 <text:s text:c="14"/>G/B <text:s text:c="18"/>C7 <text:s text:c="5"/>D7</text:span></text:p>
      <text:p text:style-name="P1">How did our dreams get out of line and wind up in trouble?</text:p>
      <text:p text:style-name="P1"/>
      <text:p text:style-name="P1"><text:s text:c="5"/><text:span text:style-name="T1">G <text:s text:c="5"/>G6 <text:s/>G <text:s text:c="6"/>E7 <text:s text:c="6"/>C <text:s text:c="7"/>Am7 <text:s text:c="8"/>Cm</text:span></text:p>
      <text:p text:style-name="P1">But, honey, if you're yearnin' there's a flame still burnin' --</text:p>
      <text:p text:style-name="P1"/>
      <text:p text:style-name="P2">G <text:s text:c="5"/>Bm7-5 <text:s text:c="5"/>Am7 Cdim <text:s text:c="2"/>G</text:p>
      <text:p text:style-name="P1">Meet me where they play the b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03:32.487944000</meta:creation-date>
    <dc:date>2017-05-23T16:07:51.458510000</dc:date>
    <meta:editing-duration>PT4M24S</meta:editing-duration>
    <meta:editing-cycles>1</meta:editing-cycles>
    <meta:document-statistic meta:table-count="0" meta:image-count="0" meta:object-count="0" meta:page-count="2" meta:paragraph-count="48" meta:word-count="360" meta:character-count="2205" meta:non-whitespace-character-count="1223"/>
    <meta:generator>LibreOffice/5.2.5.1$MacOSX_X86_64 LibreOffice_project/0312e1a284a7d50ca85a365c316c7abbf20a4d22</meta:generator>
  </office:meta>
</office:document-meta>
</file>